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3.08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3.217cm" fo:break-before="auto" style:use-optimal-row-height="true"/>
    </style:style>
    <style:style style:name="ro2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[huge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1T09:58:17.03">
            <text:p>12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내가 계단을 지나갈 무렵, 미케 는 이미 평평자리 좀 남 쪽으로 왔던 시점 이었다. &lt;2&gt; 크로는 그 때 이미 계단 남 쪽의 나무 뿌리 옆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2) 마사지 때, 크로는 자주 `뒹굴` 을 했다. (3) 돌아가기. 미케가 먼저. 크로는 평평자리 좀 남 쪽. `연결 비탈` 에서 앉아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zies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W drugiej sesji, zacząłem wydmuchanie dźwięków `dai-kan`-u. (3) A także, zacząłem skomponowanie melodii, które używają `dai-kan`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道了的东西。Γ函数（伽玛）。表示式，则是，Γ(z)=∫^∞._0(t^(z-1)*e^(-t))dt. 在这里，z 是复数。（2）别一个东西，就是，黎曼ζ（泽塔）函数。数式是，ζ(s)=Σ^∞._(n=1)(1/n^s) （3）比如说，关于ζ函数的值。s 是 4 的话，ζ（4）是，大约，1.08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дава'йте их обнару'жим[find и уданим[remove. / сде'лайте[make что-нибудь[coś <text:s/>но'вую пе'сню[piosenki. / они отрываются[come-off один за другим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`مثل طفل صغير`. / أشم رائحة استغلال <text:s/>العامل.</text:p>
          </table:table-cell>
          <table:table-cell table:style-name="ce12" office:value-type="string" table:number-columns-spanned="2" table:number-rows-spanned="1">
            <text:p>* / ashumu[i-smell / raa-ih^aa[cos` / istaGlaal[ / al-AAmili[pracowniko`w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2T10:14:25.7">
            <text:p>12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한 소년이 계단 옆에서 공 던지기를 하고있었다. &lt;2&gt; 그 소년을 피하도록 운동장 중앙 쪽을 통해 <text:s/>옹벽 정위치로. &lt;3&gt; 두 모두 아직 옹벽 위에 있었다. (2) 돌아가기. 크로는 스스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95]+1" office:value-type="float" office:value="2">
            <text:p>2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26T08:36:42.13">
            <text:p>1226 <text:s/>83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26T08:36:42.13">
            <text:p>1226 <text:s/>836</text:p>
          </table:table-cell>
          <table:table-cell table:style-name="ce7" table:formula="of:=NOW()" office:value-type="date" office:date-value="2021-12-26T08:36:49.71">
            <text:p>1226 <text:s/>83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26T08:36:49.71">
            <text:p>1226 <text:s/>83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021/12/26</text:date>, <text:time>08:3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26T08:36:49.01</dc:date>
    <dc:creator>iwabuchi ken</dc:creator>
    <meta:editing-duration>P10DT18H15M36S</meta:editing-duration>
    <meta:editing-cycles>1566</meta:editing-cycles>
    <meta:generator>OpenOffice/4.1.3$Win32 OpenOffice.org_project/413m1$Build-9783</meta:generator>
    <meta:document-statistic meta:table-count="1" meta:cell-count="490" meta:object-count="0"/>
  </office:meta>
</office:document-meta>
</file>